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6" style:family="graphic" style:parent-style-name="objectwithoutfill">
      <style:graphic-properties draw:stroke="dash" draw:stroke-dash="Ultrafine_20_Dashed" draw:fill="none" draw:textarea-vertical-align="middle"/>
    </style:style>
    <style:style style:name="gr7" style:family="graphic" style:parent-style-name="standard">
      <style:graphic-properties draw:stroke="dash" draw:stroke-dash="Ultrafine_20_Dashed" svg:stroke-color="#000000" draw:marker-start="Extrémités_20_de_20_flèche_20_1" draw:marker-start-width="0.3cm" draw:marker-end="Extrémités_20_de_20_flèche_20_1" draw:marker-end-width="0.3cm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7.9cm" svg:height="17.4cm" svg:x="6cm" svg:y="2cm">
          <text:p text:style-name="P1">Pageshell (enveloppe HTML)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7.3cm" svg:height="15.3cm" svg:x="6.3cm" svg:y="3.8cm">
          <text:p text:style-name="P1">Layout (structure des blocs dans la page)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6.7cm" svg:height="13.3cm" svg:x="6.6cm" svg:y="5.5cm">
          <text:p text:style-name="P1">Gabarit (template de mise en forme du contenu)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6.1cm" svg:height="11.045cm" svg:x="6.9cm" svg:y="7.355cm">
          <text:p text:style-name="P1">Cmspage view (enveloppe du contenu)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5.7cm" svg:height="6cm" svg:x="7.1cm" svg:y="9.3cm">
          <text:p text:style-name="P1">Cmspage content (contenu)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28.7cm" svg:y1="19.4cm" svg:x2="1cm" svg:y2="19.4cm">
          <text:p/>
        </draw:line>
        <draw:line draw:style-name="gr6" draw:text-style-name="P1" draw:layer="layout" svg:x1="28.699cm" svg:y1="1.999cm" svg:x2="0.999cm" svg:y2="1.999cm">
          <text:p/>
        </draw:line>
        <draw:line draw:style-name="gr6" draw:text-style-name="P1" draw:layer="layout" svg:x1="28cm" svg:y1="3.798cm" svg:x2="1.707cm" svg:y2="3.798cm">
          <text:p/>
        </draw:line>
        <draw:line draw:style-name="gr6" draw:text-style-name="P1" draw:layer="layout" svg:x1="27.3cm" svg:y1="5.497cm" svg:x2="2.305cm" svg:y2="5.497cm">
          <text:p/>
        </draw:line>
        <draw:line draw:style-name="gr6" draw:text-style-name="P1" draw:layer="layout" svg:x1="26.5cm" svg:y1="7.352cm" svg:x2="2.903cm" svg:y2="7.352cm">
          <text:p/>
        </draw:line>
        <draw:line draw:style-name="gr6" draw:text-style-name="P1" draw:layer="layout" svg:x1="25.7cm" svg:y1="9.295cm" svg:x2="3.501cm" svg:y2="9.295cm">
          <text:p/>
        </draw:line>
        <draw:line draw:style-name="gr6" draw:text-style-name="P1" draw:layer="layout" svg:x1="27.996cm" svg:y1="19.094cm" svg:x2="1.703cm" svg:y2="19.094cm">
          <text:p/>
        </draw:line>
        <draw:line draw:style-name="gr6" draw:text-style-name="P1" draw:layer="layout" svg:x1="25.699cm" svg:y1="18.015cm" svg:x2="3.5cm" svg:y2="18.015cm">
          <text:p/>
        </draw:line>
        <draw:line draw:style-name="gr6" draw:text-style-name="P1" draw:layer="layout" svg:x1="26.497cm" svg:y1="18.414cm" svg:x2="2.9cm" svg:y2="18.414cm">
          <text:p/>
        </draw:line>
        <draw:line draw:style-name="gr6" draw:text-style-name="P1" draw:layer="layout" svg:x1="27.295cm" svg:y1="18.791cm" svg:x2="2.3cm" svg:y2="18.791cm">
          <text:p/>
        </draw:line>
        <draw:line draw:style-name="gr7" draw:text-style-name="P2" draw:layer="layout" svg:x1="1.312cm" svg:y1="19.4cm" svg:x2="1.312cm" svg:y2="2cm">
          <text:p text:style-name="P2"><text:span text:style-name="T1">Affichage pleine page</text:span></text:p>
        </draw:line>
        <draw:line draw:style-name="gr7" draw:text-style-name="P3" draw:layer="layout" svg:x1="2.6cm" svg:y1="18.8cm" svg:x2="2.6cm" svg:y2="5.5cm">
          <text:p text:style-name="P2"><text:span text:style-name="T1">Vue :</text:span></text:p>
          <text:p text:style-name="P2"><text:span text:style-name="T1">elgg_view('cmspages/view')</text:span></text:p>
        </draw:line>
        <draw:line draw:style-name="gr7" draw:text-style-name="P2" draw:layer="layout" svg:x1="27.111cm" svg:y1="18.8cm" svg:x2="27.111cm" svg:y2="5.5cm">
          <text:p text:style-name="P1"><text:span text:style-name="T1">.cmspages-template</text:span></text:p>
        </draw:line>
        <draw:line draw:style-name="gr7" draw:text-style-name="P2" draw:layer="layout" svg:x1="26.2cm" svg:y1="18.4cm" svg:x2="26.2cm" svg:y2="7.4cm">
          <text:p text:style-name="P1"><text:span text:style-name="T1">.cmspages-output</text:span></text:p>
        </draw:line>
        <draw:custom-shape draw:style-name="gr5" draw:text-style-name="P1" draw:layer="layout" svg:width="15.7cm" svg:height="2.399cm" svg:x="7.099cm" svg:y="15.6cm">
          <text:p text:style-name="P1">Admin edit link (lien vers édition)</text:p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5.7cm" svg:height="6cm" svg:x="7.099cm" svg:y="9.299cm">
          <text:p text:style-name="P1">Cmspage content (contenu)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25.7cm" svg:y1="15.294cm" svg:x2="3.501cm" svg:y2="15.294cm">
          <text:p/>
        </draw:line>
        <draw:line draw:style-name="gr6" draw:text-style-name="P1" draw:layer="layout" svg:x1="25.7cm" svg:y1="15.605cm" svg:x2="3.501cm" svg:y2="15.605cm">
          <text:p/>
        </draw:line>
        <draw:line draw:style-name="gr7" draw:text-style-name="P5" draw:layer="layout" svg:x1="25cm" svg:y1="17.9cm" svg:x2="25cm" svg:y2="15.6cm">
          <text:p text:style-name="P4"><text:span text:style-name="T2">.cmspages-</text:span></text:p>
          <text:p text:style-name="P4"><text:span text:style-name="T2">admin-link</text:span></text:p>
        </draw:line>
        <draw:line draw:style-name="gr7" draw:text-style-name="P2" draw:layer="layout" svg:x1="25cm" svg:y1="15.3cm" svg:x2="25cm" svg:y2="9.3cm">
          <text:p text:style-name="P1"><text:span text:style-name="T1">.elgg-output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Extrémités_20_de_20_flèche_20_1" draw:display-name="Extrémités de flèche 1" svg:viewBox="0 0 1131 1580" svg:d="m1013 1491 118 89-567-1580-564 1580 114-85 136-68 148-46 161-17 161 13 153 4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acyla </meta:initial-creator>
    <meta:creation-date>2015-04-10T10:14:41</meta:creation-date>
    <dc:date>2015-04-10T14:47:38</dc:date>
    <dc:creator>Facyla </dc:creator>
    <meta:editing-duration>PT4H17M12S</meta:editing-duration>
    <meta:editing-cycles>5</meta:editing-cycles>
    <meta:generator>LibreOffice/3.5$Linux_x86 LibreOffice_project/350m1$Build-2</meta:generator>
    <meta:document-statistic meta:object-count="25"/>
  </office:meta>
</office:document-meta>
</file>